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4ec3" officeooo:paragraph-rsid="00104e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ing is hard.</text:p>
      <text:p text:style-name="P1"/>
      <text:p text:style-name="P1">On one hand its just a language, it has syntax, it has context, but there is no reading between the lines of a program. The program runs, deterministic, again and again.</text:p>
      <text:p text:style-name="P1">Learning to program is not hard, learning to program well is.</text:p>
      <text:p text:style-name="P1"/>
      <text:p text:style-name="P1"/>
      <text:p text:style-name="P1">Its hard to get used to the logics, the syntax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jn </meta:initial-creator>
    <meta:creation-date>2015-02-17T20:03:59.045103655</meta:creation-date>
    <dc:date>2015-02-17T21:40:24.933606940</dc:date>
    <dc:creator>thijn </dc:creator>
    <meta:editing-duration>PT1H21M15S</meta:editing-duration>
    <meta:editing-cycles>1</meta:editing-cycles>
    <meta:document-statistic meta:table-count="0" meta:image-count="0" meta:object-count="0" meta:page-count="1" meta:paragraph-count="4" meta:word-count="55" meta:character-count="296" meta:non-whitespace-character-count="245"/>
    <meta:generator>LibreOffice/4.2.7.2$Linux_X86_64 LibreOffice_project/420m0$Build-2</meta:generator>
  </office:meta>
</office:document-meta>
</file>